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2b903"/>
    </style:style>
    <style:style style:name="P2" style:family="paragraph" style:parent-style-name="Text_20_body">
      <style:text-properties style:font-name="Poppins" fo:font-size="20pt" fo:font-weight="bold" officeooo:rsid="00166ee0" officeooo:paragraph-rsid="0012b903" style:font-name-asian="Noto Sans CJK SC" style:font-size-asian="20pt" style:font-weight-asian="bold" style:font-name-complex="Lohit Devanagari" style:font-size-complex="20pt" style:font-weight-complex="bold"/>
    </style:style>
    <style:style style:name="P3" style:family="paragraph" style:parent-style-name="Text_20_body">
      <style:text-properties officeooo:paragraph-rsid="0012b903"/>
    </style:style>
    <style:style style:name="P4" style:family="paragraph" style:parent-style-name="Text_20_body" style:list-style-name="L1">
      <style:text-properties officeooo:rsid="0012b903" officeooo:paragraph-rsid="0012b903"/>
    </style:style>
    <style:style style:name="P5" style:family="paragraph" style:parent-style-name="Text_20_body" style:list-style-name="L1">
      <style:text-properties style:font-name="Times New Roman" fo:font-size="12pt" fo:font-weight="normal" officeooo:rsid="0012b903" officeooo:paragraph-rsid="0012b903" style:font-name-asian="Noto Sans CJK SC" style:font-size-asian="10.5pt" style:font-weight-asian="normal" style:font-name-complex="Lohit Devanagari" style:font-size-complex="12pt" style:font-weight-complex="normal"/>
    </style:style>
    <style:style style:name="P6" style:family="paragraph" style:parent-style-name="Text_20_body">
      <style:text-properties style:font-name="Times New Roman" fo:font-size="12pt" fo:font-weight="normal" officeooo:rsid="0012b903" officeooo:paragraph-rsid="0012b903" style:font-name-asian="Noto Sans CJK SC" style:font-size-asian="10.5pt" style:font-weight-asian="normal" style:font-name-complex="Lohit Devanagari" style:font-size-complex="12pt" style:font-weight-complex="normal"/>
    </style:style>
    <style:style style:name="T1" style:family="text">
      <style:text-properties style:font-name="Poppins" fo:font-size="20pt" fo:font-weight="bold" officeooo:rsid="00166ee0" style:font-name-asian="Noto Sans CJK SC" style:font-size-asian="20pt" style:font-weight-asian="bold" style:font-name-complex="Lohit Devanagari" style:font-size-complex="20pt" style:font-weight-complex="bold"/>
    </style:style>
    <style:style style:name="T2" style:family="text">
      <style:text-properties style:font-name="Poppins" fo:font-size="20pt" fo:font-weight="bold" officeooo:rsid="0012b903" style:font-name-asian="Noto Sans CJK SC" style:font-size-asian="20pt" style:font-weight-asian="bold" style:font-name-complex="Lohit Devanagari" style:font-size-complex="20pt" style:font-weight-complex="bold"/>
    </style:style>
    <style:style style:name="T3" style:family="text">
      <style:text-properties style:font-name="Times New Roman" fo:font-size="12pt" fo:font-weight="normal" style:font-name-asian="Noto Sans CJK SC" style:font-size-asian="10.5pt" style:font-weight-asian="normal" style:font-name-complex="Lohit Devanagari" style:font-size-complex="12pt" style:font-weight-complex="normal"/>
    </style:style>
    <style:style style:name="T4" style:family="text">
      <style:text-properties style:font-name="Times New Roman" fo:font-size="12pt" fo:font-weight="normal" officeooo:rsid="0012b903" style:font-name-asian="Noto Sans CJK SC" style:font-size-asian="10.5pt" style:font-weight-asian="normal" style:font-name-complex="Lohit Devanagari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4</text:span><text:span text:style-name="T1">. </text:span><text:span text:style-name="T2">Gereksinimler</text:span></text:h>
      <text:p text:style-name="P2"/>
      <text:p text:style-name="P3"><text:span text:style-name="T1"><text:tab/></text:span><text:span text:style-name="T4">Mevcut sistem ile Triolog projesinin duruma olan yaklaşımı karşılaştırıldığında; Triolog projesinin eğitime olan faydası birkaç madde ile özetlenirse;</text:span></text:p>
      <text:list xml:id="list748192066" text:style-name="L1">
        <text:list-item>
          <text:p text:style-name="P4"><text:span text:style-name="T3">Kolay ulaşılabilir ve ücretsiz erişim kolaylığı</text:span></text:p>
        </text:list-item>
        <text:list-item>
          <text:p text:style-name="P5">Matematiksel soruların ve çözümlerinin modellenebilmesi ve çözümlenmesi için çok sayıda aracı kullanıma sunması ve kolay kullanılabilir olmaları</text:p>
        </text:list-item>
        <text:list-item>
          <text:p text:style-name="P5">İstenilen konuya ait spesifik araç kutusu ve araçların sürükle/bırak yöntemi ile kullanılabilmesi</text:p>
        </text:list-item>
        <text:list-item>
          <text:p text:style-name="P5">8 yaşın üstünde herkesin kolaylıkla arayüze hakim olabilmesi ve matematik sorularını hem modelleyebilmesi hem de çözümleyebilmesi açısından kullanışlı bir arayüz sunması</text:p>
        </text:list-item>
        <text:list-item>
          <text:p text:style-name="P5">Çözümlenen ve modellenen soruların bir örneklerinin indir seçeneği ile lokalde bilgisayar veya telefonlara indirilerek üzerinde tekrar çalışılması gerektiğinde sisteme yüklenebilir olması</text:p>
        </text:list-item>
      </text:list>
      <text:p text:style-name="P6">özellikleri ile sistem hem eğitim/öğretim’e hem de profesyonel amaçla kullanıma fayda sağlamaktadı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5T09:30:26.163096136</meta:creation-date>
    <dc:date>2021-09-25T09:38:41.824738091</dc:date>
    <meta:editing-duration>PT8M16S</meta:editing-duration>
    <meta:editing-cycles>1</meta:editing-cycles>
    <meta:document-statistic meta:table-count="0" meta:image-count="0" meta:object-count="0" meta:page-count="1" meta:paragraph-count="8" meta:word-count="114" meta:character-count="916" meta:non-whitespace-character-count="814"/>
    <meta:generator>LibreOffice/6.4.7.2$Linux_X86_64 LibreOffice_project/40$Build-2</meta:generator>
  </office:meta>
</office:document-meta>
</file>